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Z ORTIZ DE ORUE VDA DE ARIZABAL, EUDOC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3860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Z ORTIZ DE ORUE VDA DE ARIZABAL, EUDOC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386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AZ ORTIZ DE ORUE, RICAR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9644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16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9/10/2021</text:p>
          </table:table-cell>
          <table:table-cell table:style-name="Tabla2.A2" office:value-type="string">
            <text:p text:style-name="P7">14919962</text:p>
          </table:table-cell>
          <table:table-cell table:style-name="Tabla2.A2" office:value-type="string">
            <text:p text:style-name="P7">2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06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